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A0000027EDF9864F76A5A94C4.png" manifest:media-type="image/png"/>
  <manifest:file-entry manifest:full-path="Pictures/100000010000022A0000027EAF7ECF2071BF3A32.png" manifest:media-type="image/png"/>
  <manifest:file-entry manifest:full-path="Pictures/100000010000022A0000027EF579645001FAE86D.png" manifest:media-type="image/png"/>
  <manifest:file-entry manifest:full-path="Pictures/100000010000022A000001B4E1202517C82C007F.png" manifest:media-type="image/png"/>
  <manifest:file-entry manifest:full-path="Pictures/100000010000022A000001B42BB989BBC4140CD4.png" manifest:media-type="image/png"/>
  <manifest:file-entry manifest:full-path="Pictures/10000001000001C5000001A537B9A6779A46AD4D.png" manifest:media-type="image/png"/>
  <manifest:file-entry manifest:full-path="Pictures/100000010000022A0000027ED03FB67AE7742FF9.png" manifest:media-type="image/png"/>
  <manifest:file-entry manifest:full-path="Pictures/100000010000022A000001B4C1EB2591EE219644.png" manifest:media-type="image/png"/>
  <manifest:file-entry manifest:full-path="Pictures/10000001000001C5000001A5702D9969B6FBAC30.png" manifest:media-type="image/png"/>
  <manifest:file-entry manifest:full-path="Pictures/100000010000022A000001B447E8CE1CAA33DF19.png" manifest:media-type="image/png"/>
  <manifest:file-entry manifest:full-path="Pictures/10000001000001C5000001A5FDE6A898CA78A77D.png" manifest:media-type="image/png"/>
  <manifest:file-entry manifest:full-path="Pictures/100000010000022A000001B43CDE8F6829703753.png" manifest:media-type="image/png"/>
  <manifest:file-entry manifest:full-path="Pictures/10000001000001C5000001A576DA898482D5633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.286cm, 6.639cm, 0cm)" draw:image-opacity="100%" style:mirror="none"/>
    </style:style>
    <style:style style:name="gr3" style:family="graphic" style:parent-style-name="Objeto_20_sem_20_preenchimento_20_nem_20_linh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.785cm, 5.001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5.035cm, 0cm)" draw:image-opacity="100%" style:mirror="none"/>
    </style:style>
    <style:style style:name="gr6" style:family="graphic" style:parent-style-name="Objeto_20_sem_20_preenchimento_20_nem_20_linh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5.5cm, 0cm)" draw:image-opacity="100%" style:mirror="none"/>
    </style:style>
    <style:style style:name="gr7" style:family="graphic" style:parent-style-name="Objeto_20_sem_20_preenchimento_20_nem_20_linh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5cm, 0cm)" draw:image-opacity="100%" style:mirror="none"/>
    </style:style>
    <style:style style:name="gr8" style:family="graphic" style:parent-style-name="Objeto_20_sem_20_preenchimento_20_nem_20_linh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14.379cm, 0cm)" draw:image-opacity="100%" style:mirror="none"/>
    </style:style>
    <style:style style:name="gr9" style:family="graphic" style:parent-style-name="Objeto_20_sem_20_preenchimento_20_nem_20_linh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13.945cm, 0cm)" draw:image-opacity="100%" style:mirror="none"/>
    </style:style>
    <style:style style:name="gr10" style:family="graphic" style:parent-style-name="Objeto_20_sem_20_preenchimento_20_nem_20_linh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.9cm, 0cm, 0cm)" draw:image-opacity="100%" style:mirror="none"/>
    </style:style>
    <style:style style:name="gr11" style:family="graphic" style:parent-style-name="Objeto_20_sem_20_preenchimento_20_nem_20_linh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1.6cm, 6cm, 0cm)" draw:image-opacity="100%" style:mirror="none"/>
    </style:style>
    <style:style style:name="gr12" style:family="graphic" style:parent-style-name="Objeto_20_sem_20_preenchimento_20_nem_20_linh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1.657cm, 5.879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11.985cm" svg:height="11.138cm" svg:x="2.915cm" svg:y="0.662cm">
          <draw:image xlink:href="Pictures/10000001000001C5000001A576DA898482D5633E.png" xlink:type="simple" xlink:show="embed" xlink:actuate="onLoad" draw:mime-type="image/png">
            <text:p/>
          </draw:image>
        </draw:frame>
        <draw:frame draw:style-name="gr2" draw:text-style-name="P1" draw:layer="layout" svg:width="11.698cm" svg:height="4.498cm" svg:x="15.3cm" svg:y="1.602cm">
          <draw:image xlink:href="Pictures/10000001000001C5000001A5FDE6A898CA78A77D.png" xlink:type="simple" xlink:show="embed" xlink:actuate="onLoad" draw:mime-type="image/png">
            <text:p/>
          </draw:image>
        </draw:frame>
        <draw:frame draw:style-name="gr3" draw:text-style-name="P1" draw:layer="layout" svg:width="11.199cm" svg:height="6.136cm" svg:x="3.401cm" svg:y="12cm">
          <draw:image xlink:href="Pictures/10000001000001C5000001A5702D9969B6FBAC30.png" xlink:type="simple" xlink:show="embed" xlink:actuate="onLoad" draw:mime-type="image/png">
            <text:p/>
          </draw:image>
        </draw:frame>
        <draw:frame draw:style-name="gr1" draw:text-style-name="P1" draw:layer="layout" svg:width="11.985cm" svg:height="11.138cm" svg:x="15.1cm" svg:y="7cm">
          <draw:image xlink:href="Pictures/10000001000001C5000001A537B9A6779A46AD4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5" draw:text-style-name="P1" draw:layer="layout" svg:width="14.657cm" svg:height="6.499cm" svg:x="6.1cm" svg:y="6.4cm">
          <draw:image xlink:href="Pictures/100000010000022A000001B42BB989BBC4140CD4.png" xlink:type="simple" xlink:show="embed" xlink:actuate="onLoad" draw:mime-type="image/png">
            <text:p/>
          </draw:image>
        </draw:frame>
        <draw:frame draw:style-name="gr6" draw:text-style-name="P1" draw:layer="layout" svg:width="14.657cm" svg:height="6.034cm" svg:x="6.1cm" svg:y="12.9cm">
          <draw:image xlink:href="Pictures/100000010000022A000001B4E1202517C82C007F.png" xlink:type="simple" xlink:show="embed" xlink:actuate="onLoad" draw:mime-type="image/png">
            <text:p/>
          </draw:image>
        </draw:frame>
        <draw:frame draw:style-name="gr7" draw:text-style-name="P1" draw:layer="layout" svg:width="14.657cm" svg:height="6.534cm" svg:x="21cm" svg:y="0.7cm">
          <draw:image xlink:href="Pictures/100000010000022A000001B447E8CE1CAA33DF19.png" xlink:type="simple" xlink:show="embed" xlink:actuate="onLoad" draw:mime-type="image/png">
            <text:p/>
          </draw:image>
        </draw:frame>
        <draw:frame draw:style-name="gr1" draw:text-style-name="P1" draw:layer="layout" svg:width="14.657cm" svg:height="11.535cm" svg:x="20.943cm" svg:y="7.38cm">
          <draw:image xlink:href="Pictures/100000010000022A000001B4C1EB2591EE219644.png" xlink:type="simple" xlink:show="embed" xlink:actuate="onLoad" draw:mime-type="image/png">
            <text:p/>
          </draw:image>
        </draw:frame>
        <draw:frame draw:style-name="gr8" draw:text-style-name="P1" draw:layer="layout" svg:width="14.657cm" svg:height="2.499cm" svg:x="6.1cm" svg:y="0.7cm">
          <draw:image xlink:href="Pictures/100000010000022A0000027EAF7ECF2071BF3A32.png" xlink:type="simple" xlink:show="embed" xlink:actuate="onLoad" draw:mime-type="image/png">
            <text:p/>
          </draw:image>
        </draw:frame>
        <draw:frame draw:style-name="gr9" draw:text-style-name="P1" draw:layer="layout" svg:width="14.657cm" svg:height="2.933cm" svg:x="6.1cm" svg:y="3.5cm">
          <draw:image xlink:href="Pictures/100000010000022A0000027EF579645001FAE86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10" draw:text-style-name="P1" draw:layer="layout" svg:width="13.756cm" svg:height="16.879cm" svg:x="17.743cm" svg:y="0.9cm">
          <draw:image xlink:href="Pictures/100000010000022A0000027EDF9864F76A5A94C4.png" xlink:type="simple" xlink:show="embed" xlink:actuate="onLoad" draw:mime-type="image/png">
            <text:p/>
          </draw:image>
        </draw:frame>
        <draw:frame draw:style-name="gr11" draw:text-style-name="P1" draw:layer="layout" svg:width="13.056cm" svg:height="5.534cm" svg:x="4.443cm" svg:y="12.2cm">
          <draw:image xlink:href="Pictures/100000010000022A000001B43CDE8F6829703753.png" xlink:type="simple" xlink:show="embed" xlink:actuate="onLoad" draw:mime-type="image/png">
            <text:p/>
          </draw:image>
        </draw:frame>
        <draw:frame draw:style-name="gr12" draw:text-style-name="P1" draw:layer="layout" svg:width="12.999cm" svg:height="10.999cm" svg:x="4.5cm" svg:y="0.9cm">
          <draw:image xlink:href="Pictures/100000010000022A0000027ED03FB67AE7742FF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4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55cm" fo:margin-bottom="0cm" fo:text-indent="0cm"/>
      <style:text-properties fo:font-size="24.8999996185303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66cm" fo:margin-bottom="0cm" fo:text-indent="0cm"/>
      <style:text-properties fo:font-size="21.299999237060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77cm" fo:margin-bottom="0cm" fo:text-indent="0cm"/>
      <style:text-properties fo:font-size="17.799999237060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88cm" fo:margin-bottom="0cm" fo:text-indent="0cm"/>
      <style:text-properties fo:font-size="17.799999237060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88cm" fo:margin-bottom="0cm" fo:text-indent="0cm"/>
      <style:text-properties fo:font-size="17.799999237060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88cm" fo:margin-bottom="0cm" fo:text-indent="0cm"/>
      <style:text-properties fo:font-size="17.799999237060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88cm" fo:margin-bottom="0cm" fo:text-indent="0cm"/>
      <style:text-properties fo:font-size="17.799999237060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88cm" fo:margin-bottom="0cm" fo:text-indent="0cm"/>
      <style:text-properties fo:font-size="17.799999237060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9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Padrão" style:page-layout-name="PM1" draw:style-name="Mdp1">
      <draw:frame presentation:style-name="Padrão-title" draw:layer="backgroundobjects" svg:width="25.199cm" svg:height="2.337cm" svg:x="1.4cm" svg:y="0.558cm" presentation:class="title" presentation:placeholder="true">
        <draw:text-box/>
      </draw:frame>
      <draw:frame presentation:style-name="Padrão-outline1" draw:layer="backgroundobjects" svg:width="25.199cm" svg:height="8.119cm" svg:x="1.4cm" svg:y="3.275cm" presentation:class="outline" presentation:placeholder="true">
        <draw:text-box/>
      </draw:frame>
      <draw:frame presentation:style-name="Mpr1" draw:text-style-name="MP2" draw:layer="backgroundobjects" svg:width="6.523cm" svg:height="0.964cm" svg:x="1.4cm" svg:y="12.7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964cm" svg:x="9.576cm" svg:y="12.7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964cm" svg:x="20.076cm" svg:y="12.75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8T11:59:26.415052012</meta:creation-date>
    <dc:date>2023-03-08T20:39:43.902071437</dc:date>
    <meta:editing-duration>PT1H3M32S</meta:editing-duration>
    <meta:editing-cycles>11</meta:editing-cycles>
    <meta:generator>LibreOffice/7.3.7.2$Linux_X86_64 LibreOffice_project/30$Build-2</meta:generator>
    <meta:document-statistic meta:object-count="40"/>
  </office:meta>
</office:document-meta>
</file>